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9.373cm" table:align="left"/>
    </style:style>
    <style:style style:name="Tabelle1.A" style:family="table-column">
      <style:table-column-properties style:column-width="5.256cm"/>
    </style:style>
    <style:style style:name="Tabelle1.B" style:family="table-column">
      <style:table-column-properties style:column-width="4.117cm"/>
    </style:style>
    <style:style style:name="Tabelle1.A1" style:family="table-cell">
      <style:table-cell-properties style:vertical-align="middle"/>
    </style:style>
    <style:style style:name="P1" style:family="paragraph" style:parent-style-name="Preformatted_20_Text">
      <style:paragraph-properties fo:margin-top="0cm" fo:margin-bottom="0.499cm"/>
    </style:style>
    <style:style style:name="T1" style:family="text">
      <style:text-properties fo:font-style="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bookmark text:name="HMaven2Reference"/>Maven2 Reference </text:h>
      <text:h text:style-name="Heading_20_4" text:outline-level="4" text:is-list-header="true"><text:bookmark text:name="HInvokingMaven"/>Invoking Maven</text:h>
      <text:p text:style-name="Text_20_body">General Syntax: </text:p>
      <text:p text:style-name="P1">mvn <text:span text:style-name="T1">plugin</text:span>:<text:span text:style-name="T1">target</text:span> [-D<text:span text:style-name="T1">option1</text:span> -D<text:span text:style-name="T1">option2</text:span> dots]</text:p>
      <text:p text:style-name="Preformatted_20_Text">mvn help</text:p>
      <text:p text:style-name="P1">mvn -X ...</text:p>
      <text:p text:style-name="Text_20_body">Prints help debugging output, very useful to diagnose </text:p>
      <text:h text:style-name="Heading_20_4" text:outline-level="4" text:is-list-header="true"><text:bookmark text:name="HCreatinganewProject28jar29"/>Creating a new Project (jar)</text:h>
      <text:p text:style-name="Preformatted_20_Text">mvn archetype:create -DgroupId=<text:span text:style-name="T1">Artifact Group</text:span> </text:p>
      <text:p text:style-name="Preformatted_20_Text"/>
      <text:p text:style-name="P1"><text:s text:c="21"/>-DartifactId=<text:span text:style-name="T1">Artifact ID</text:span></text:p>
      <text:p text:style-name="Text_20_body">Example: </text:p>
      <text:p text:style-name="Preformatted_20_Text">mvn archetype:create -DgroupId=de.focusdv.bcs </text:p>
      <text:p text:style-name="Preformatted_20_Text"/>
      <text:p text:style-name="P1"><text:s text:c="21"/>-DartifactId=new-app</text:p>
      <text:p text:style-name="Text_20_body">Creates a new Project Directory <text:span text:style-name="T1">new-app</text:span> with package structure <text:span text:style-name="T1">de.focusdv.bcs</text:span>.</text:p>
      <text:p text:style-name="Text_20_body">Name of the packaged jar will be new-app-<text:span text:style-name="T1">version</text:span>.jar </text:p>
      <text:h text:style-name="Heading_20_4" text:outline-level="4" text:is-list-header="true"><text:bookmark text:name="HCreatinganewProject28war29"/>Creating a new Project (war)</text:h>
      <text:p text:style-name="Preformatted_20_Text">mvn archetype:create </text:p>
      <text:p text:style-name="Preformatted_20_Text"><text:s text:c="8"/>-DgroupId=<text:span text:style-name="T1">Artifact Group</text:span> </text:p>
      <text:p text:style-name="Preformatted_20_Text"><text:s text:c="8"/>-DartifactId=<text:span text:style-name="T1">Artifact ID</text:span> </text:p>
      <text:p text:style-name="P1"><text:s text:c="8"/>-DarchetypeArtifactId=maven-archetype-webapp</text:p>
      <text:p text:style-name="Text_20_body">Example: </text:p>
      <text:p text:style-name="Preformatted_20_Text">mvn archetype:create </text:p>
      <text:p text:style-name="Preformatted_20_Text"><text:s text:c="8"/>-DgroupId=de.focusdv.bcs </text:p>
      <text:p text:style-name="Preformatted_20_Text"><text:s text:c="8"/>-DartifactId=new-webapp </text:p>
      <text:p text:style-name="P1"><text:s text:c="8"/>-DarchetypeArtifactId=maven-archetype-webapp</text:p>
      <text:p text:style-name="Text_20_body">Creates a new Directory <text:span text:style-name="T1">new-webapp</text:span> with package structure <text:span text:style-name="T1">de.focusdv.bcs</text:span>.</text:p>
      <text:p text:style-name="Text_20_body">Name of the packaged war will be new-app-<text:span text:style-name="T1">version</text:span>.war </text:p>
      <text:h text:style-name="Heading_20_4" text:outline-level="4" text:is-list-header="true"><text:bookmark text:name="HStandardProjectStructure"/>Standard Project Structure</text:h>
      <table:table table:name="Tabelle1" table:style-name="Tabelle1">
        <table:table-column table:style-name="Tabelle1.A"/>
        <table:table-column table:style-name="Tabelle1.B"/>
        <table:table-row>
          <table:table-cell table:style-name="Tabelle1.A1" office:value-type="string">
            <text:p text:style-name="Table_20_Heading">directory</text:p>
          </table:table-cell>
          <table:table-cell table:style-name="Tabelle1.A1" office:value-type="string">
            <text:p text:style-name="Table_20_Heading">description</text:p>
          </table:table-cell>
        </table:table-row>
        <table:table-row>
          <table:table-cell table:style-name="Tabelle1.A1" office:value-type="string">
            <text:p text:style-name="Table_20_Contents">/new-app/pom.xml</text:p>
          </table:table-cell>
          <table:table-cell table:style-name="Tabelle1.A1" office:value-type="string">
            <text:p text:style-name="Table_20_Contents">maven2 project file</text:p>
          </table:table-cell>
        </table:table-row>
        <table:table-row>
          <table:table-cell table:style-name="Tabelle1.A1" office:value-type="string">
            <text:p text:style-name="Table_20_Contents">/new-app/src/</text:p>
          </table:table-cell>
          <table:table-cell table:style-name="Tabelle1.A1" office:value-type="string">
            <text:p text:style-name="Table_20_Contents">Sources</text:p>
          </table:table-cell>
        </table:table-row>
        <table:table-row>
          <table:table-cell table:style-name="Tabelle1.A1" office:value-type="string">
            <text:p text:style-name="Table_20_Contents">/new-app/src/main/java/</text:p>
          </table:table-cell>
          <table:table-cell table:style-name="Tabelle1.A1" office:value-type="string">
            <text:p text:style-name="Table_20_Contents">Java source tree</text:p>
          </table:table-cell>
        </table:table-row>
        <table:table-row>
          <table:table-cell table:style-name="Tabelle1.A1" office:value-type="string">
            <text:p text:style-name="Table_20_Contents">/new-app/src/test/java/</text:p>
          </table:table-cell>
          <table:table-cell table:style-name="Tabelle1.A1" office:value-type="string">
            <text:p text:style-name="Table_20_Contents">Java unit tests</text:p>
          </table:table-cell>
        </table:table-row>
        <table:table-row>
          <table:table-cell table:style-name="Tabelle1.A1" office:value-type="string">
            <text:p text:style-name="Table_20_Contents">/new-app/src/main/resources/</text:p>
          </table:table-cell>
          <table:table-cell table:style-name="Tabelle1.A1" office:value-type="string">
            <text:p text:style-name="Table_20_Contents">Java classpath resources</text:p>
          </table:table-cell>
        </table:table-row>
        <table:table-row>
          <table:table-cell table:style-name="Tabelle1.A1" office:value-type="string">
            <text:p text:style-name="Table_20_Contents">/new-app/src/test/resources/</text:p>
          </table:table-cell>
          <table:table-cell table:style-name="Tabelle1.A1" office:value-type="string">
            <text:p text:style-name="Table_20_Contents">Resources for unit-tests</text:p>
          </table:table-cell>
        </table:table-row>
        <table:table-row>
          <table:table-cell table:style-name="Tabelle1.A1" office:value-type="string">
            <text:p text:style-name="Table_20_Contents">/new-app/target/classes/</text:p>
          </table:table-cell>
          <table:table-cell table:style-name="Tabelle1.A1" office:value-type="string">
            <text:p text:style-name="Table_20_Contents">compiles classes</text:p>
          </table:table-cell>
        </table:table-row>
        <table:table-row>
          <table:table-cell table:style-name="Tabelle1.A1" office:value-type="string">
            <text:p text:style-name="Table_20_Contents">/new-app/target/test-classes/</text:p>
          </table:table-cell>
          <table:table-cell table:style-name="Tabelle1.A1" office:value-type="string">
            <text:p text:style-name="Table_20_Contents">compiles test classes</text:p>
          </table:table-cell>
        </table:table-row>
        <table:table-row>
          <table:table-cell table:style-name="Tabelle1.A1" office:value-type="string">
            <text:p text:style-name="Table_20_Contents">/new-app/target/dots</text:p>
          </table:table-cell>
          <table:table-cell table:style-name="Tabelle1.A1" office:value-type="string">
            <text:p text:style-name="Table_20_Contents">other plugins' output</text:p>
          </table:table-cell>
        </table:table-row>
        <table:table-row>
          <table:table-cell table:style-name="Tabelle1.A1" office:value-type="string">
            <text:p text:style-name="Table_20_Contents">/new-webapp/src/main/webapp</text:p>
          </table:table-cell>
          <table:table-cell table:style-name="Tabelle1.A1" office:value-type="string">
            <text:p text:style-name="Table_20_Contents">root of webapp</text:p>
          </table:table-cell>
        </table:table-row>
      </table:table>
      <text:h text:style-name="Heading_20_4" text:outline-level="4" text:is-list-header="true"><text:bookmark text:name="HCompiling"/>Compiling</text:h>
      <text:p text:style-name="P1">mvn compile</text:p>
      <text:h text:style-name="Heading_20_4" text:outline-level="4" text:is-list-header="true"><text:bookmark text:name="HRunningUnitTests2FCodeCoverage"/>Running Unit Tests / Code Coverage</text:h>
      <text:p text:style-name="P1">mvn test</text:p>
      <text:p text:style-name="Text_20_body">compiles and runs unit tests</text:p>
      <text:p text:style-name="P1">mvn clean cobertura:cobertura</text:p>
      <text:p text:style-name="Text_20_body">generates a code-coverage report for the tests. It only works, if the pom.xml is configured as follows:</text:p>
      <text:p text:style-name="Preformatted_20_Text">&lt;/project&gt;</text:p>
      <text:p text:style-name="Preformatted_20_Text"><text:s text:c="2"/>…</text:p>
      <text:p text:style-name="Preformatted_20_Text"><text:s text:c="2"/>&lt;build&gt;</text:p>
      <text:p text:style-name="Preformatted_20_Text"><text:s text:c="4"/>&lt;plugins&gt;</text:p>
      <text:p text:style-name="Preformatted_20_Text"><text:s text:c="5"/>…</text:p>
      <text:p text:style-name="Preformatted_20_Text"><text:s text:c="6"/>&lt;plugin&gt;</text:p>
      <text:p text:style-name="Preformatted_20_Text"><text:s text:c="8"/>&lt;groupId&gt;org.codehaus.mojo&lt;/groupId&gt;</text:p>
      <text:p text:style-name="Preformatted_20_Text"><text:s text:c="8"/>&lt;artifactId&gt;cobertura-maven-plugin&lt;/artifactId&gt;</text:p>
      <text:p text:style-name="Preformatted_20_Text"><text:s text:c="8"/>&lt;executions&gt;</text:p>
      <text:p text:style-name="Preformatted_20_Text"><text:s text:c="10"/>&lt;execution&gt;</text:p>
      <text:p text:style-name="Preformatted_20_Text"><text:s text:c="12"/>&lt;goals&gt;</text:p>
      <text:p text:style-name="Preformatted_20_Text"><text:s text:c="14"/>&lt;goal&gt;clean&lt;/goal&gt;</text:p>
      <text:p text:style-name="Preformatted_20_Text"><text:s text:c="12"/>&lt;/goals&gt;</text:p>
      <text:p text:style-name="Preformatted_20_Text"><text:s text:c="10"/>&lt;/execution&gt;</text:p>
      <text:p text:style-name="Preformatted_20_Text"><text:s text:c="8"/>&lt;/executions&gt;</text:p>
      <text:p text:style-name="Preformatted_20_Text"><text:s text:c="6"/>&lt;/plugin&gt;</text:p>
      <text:p text:style-name="Preformatted_20_Text"><text:s text:c="5"/>…</text:p>
      <text:p text:style-name="Preformatted_20_Text"><text:s text:c="4"/>&lt;/plugins&gt;</text:p>
      <text:p text:style-name="Preformatted_20_Text"><text:s text:c="2"/>&lt;/build&gt;</text:p>
      <text:p text:style-name="Preformatted_20_Text"><text:s text:c="2"/>…</text:p>
      <text:p text:style-name="Preformatted_20_Text"><text:s text:c="2"/>&lt;reporting&gt;</text:p>
      <text:p text:style-name="Preformatted_20_Text"><text:s text:c="4"/>&lt;plugins&gt;</text:p>
      <text:p text:style-name="Preformatted_20_Text"><text:s text:c="6"/>&lt;plugin&gt;</text:p>
      <text:p text:style-name="Preformatted_20_Text"><text:s text:c="8"/>&lt;groupId&gt;org.codehaus.mojo&lt;/groupId&gt;</text:p>
      <text:p text:style-name="Preformatted_20_Text"><text:s text:c="8"/>&lt;artifactId&gt;cobertura-maven-plugin&lt;/artifactId&gt;</text:p>
      <text:p text:style-name="Preformatted_20_Text"><text:s text:c="6"/>&lt;/plugin&gt;</text:p>
      <text:p text:style-name="Preformatted_20_Text"><text:s text:c="4"/>&lt;/plugins&gt;</text:p>
      <text:p text:style-name="Preformatted_20_Text"><text:s text:c="2"/>&lt;/reporting&gt;</text:p>
      <text:p text:style-name="Preformatted_20_Text"><text:s text:c="2"/>…</text:p>
      <text:p text:style-name="P1">&lt;/project&gt;</text:p>
      <text:h text:style-name="Heading_20_4" text:outline-level="4" text:is-list-header="true"><text:bookmark text:name="HPackaging28jar2Cwar29"/>Packaging (jar, war)</text:h>
      <text:p text:style-name="P1">mvn clean package</text:p>
      <text:p text:style-name="Text_20_body">compiles, runs unit tests and packages the artifact (clean makes sure there are no unwanted files in the package) </text:p>
      <text:h text:style-name="Heading_20_4" text:outline-level="4" text:is-list-header="true"><text:bookmark text:name="HInstallingArtifactinLocalRepository"/>Installing Artifact in Local Repository</text:h>
      <text:p text:style-name="P1">mvn clean install</text:p>
      <text:p text:style-name="Text_20_body">compiles, runs unit tests, packages and installs the artifact in the local repository. (<text:span text:style-name="T1">User Home Directory</text:span>/.m2/repository/) </text:p>
      <text:h text:style-name="Heading_20_4" text:outline-level="4" text:is-list-header="true"><text:bookmark text:name="HInstalling3rdPartyjarinlocalRepository"/>Installing 3rdParty jar in local Repository</text:h>
      <text:p text:style-name="Preformatted_20_Text">mvn install:install-file -Dfile=foo.jar </text:p>
      <text:p text:style-name="Preformatted_20_Text"/>
      <text:p text:style-name="Preformatted_20_Text"><text:s text:c="4"/>-DgroupId=org.foosoft -DartifactId=foo </text:p>
      <text:p text:style-name="Preformatted_20_Text"/>
      <text:p text:style-name="P1"><text:s text:c="4"/>-Dversion=1.2.3 -Dpackaging=jar</text:p>
      <text:h text:style-name="Heading_20_4" text:outline-level="4" text:is-list-header="true"><text:bookmark text:name="HCleaningUp"/>Cleaning Up</text:h>
      <text:p text:style-name="P1">mvn clean</text:p>
      <text:h text:style-name="Heading_20_4" text:outline-level="4" text:is-list-header="true"><text:bookmark text:name="HCreatingEclipseProjectStructure"/>Creating Eclipse Project Structure</text:h>
      <text:p text:style-name="P1">mvn eclipse:eclipse</text:p>
      <text:p text:style-name="Text_20_body">If using the eclipse plugin from update-site</text:p>
      <text:p text:style-name="Text_20_body"><text:a xlink:type="simple" xlink:href="http://m2eclipse.codehaus.org/">http://m2eclipse.codehaus.org</text:a></text:p>
      <text:p text:style-name="Text_20_body">remove the generated dependencies from project. </text:p>
      <text:h text:style-name="Heading_20_4" text:outline-level="4" text:is-list-header="true"><text:bookmark text:name="HMavenProjectfile28pomxml29"/>Maven Project file (pom.xml)</text:h>
      <text:p text:style-name="Text_20_body">Minimal pom.xml is created with </text:p>
      <text:p text:style-name="P1">mvn archetype:create</text:p>
      <text:p text:style-name="Text_20_body">(see above). </text:p>
      <text:h text:style-name="Heading_20_4" text:outline-level="4" text:is-list-header="true"><text:bookmark text:name="HAddingDependencies"/>Adding Dependencies</text:h>
      <text:p text:style-name="Preformatted_20_Text">&lt;project&gt;</text:p>
      <text:p text:style-name="Preformatted_20_Text"><text:s text:c="2"/>…</text:p>
      <text:p text:style-name="Preformatted_20_Text"><text:s/>&lt;dependencies&gt;</text:p>
      <text:p text:style-name="Preformatted_20_Text"><text:s text:c="4"/>&lt;dependency&gt;</text:p>
      <text:p text:style-name="Preformatted_20_Text"><text:s text:c="6"/>&lt;groupId&gt;junit&lt;/groupId&gt;</text:p>
      <text:p text:style-name="Preformatted_20_Text"><text:s text:c="6"/>&lt;artifactId&gt;junit&lt;/artifactId&gt;</text:p>
      <text:p text:style-name="Preformatted_20_Text"><text:s text:c="6"/>&lt;version&gt;3.8.1&lt;/version&gt;</text:p>
      <text:p text:style-name="Preformatted_20_Text"><text:s text:c="6"/>&lt;scope&gt;test&lt;/scope&gt;</text:p>
      <text:p text:style-name="Preformatted_20_Text"><text:s text:c="4"/>&lt;/dependency&gt;</text:p>
      <text:p text:style-name="Preformatted_20_Text"><text:s text:c="4"/>&lt;dependency&gt;</text:p>
      <text:p text:style-name="Preformatted_20_Text"><text:s text:c="6"/>&lt;groupId&gt;org.springframework&lt;/groupId&gt;</text:p>
      <text:p text:style-name="Preformatted_20_Text"><text:s text:c="6"/>&lt;artifactId&gt;spring&lt;/artifactId&gt;</text:p>
      <text:p text:style-name="Preformatted_20_Text"><text:s text:c="6"/>&lt;version&gt;1.2.6&lt;/version&gt;</text:p>
      <text:p text:style-name="Preformatted_20_Text"><text:s text:c="4"/>&lt;/dependency&gt;</text:p>
      <text:p text:style-name="Preformatted_20_Text"><text:s text:c="4"/>…</text:p>
      <text:p text:style-name="P1"><text:s text:c="2"/>&lt;/dependencies&gt;</text:p>
      <text:p text:style-name="Text_20_body">Because of , junit will not be included in final packaging. </text:p>
      <text:h text:style-name="Heading_20_4" text:outline-level="4" text:is-list-header="true"><text:bookmark text:name="HAddingDevelopers"/>Adding Developers</text:h>
      <text:p text:style-name="Preformatted_20_Text">&lt;project&gt;</text:p>
      <text:p text:style-name="Preformatted_20_Text"><text:s text:c="2"/>…</text:p>
      <text:p text:style-name="Preformatted_20_Text"><text:s text:c="2"/>&lt;developers&gt;</text:p>
      <text:p text:style-name="Preformatted_20_Text"><text:s text:c="4"/>&lt;developer&gt;</text:p>
      <text:p text:style-name="Preformatted_20_Text"><text:s text:c="6"/>&lt;id&gt;Baier&lt;/id&gt;</text:p>
      <text:p text:style-name="Preformatted_20_Text"><text:s text:c="6"/>&lt;name&gt;Hans Baier&lt;/name&gt;</text:p>
      <text:p text:style-name="Preformatted_20_Text"><text:s text:c="6"/>&lt;email&gt;hans.baier::at::focus-dv.de&lt;/email&gt;</text:p>
      <text:p text:style-name="Preformatted_20_Text"><text:s text:c="6"/>&lt;organization&gt;focus DV GmbH&lt;/organization&gt;</text:p>
      <text:p text:style-name="Preformatted_20_Text"><text:s text:c="6"/>&lt;roles&gt;</text:p>
      <text:p text:style-name="Preformatted_20_Text"><text:s text:c="8"/>&lt;role&gt;Developer&lt;/role&gt;</text:p>
      <text:p text:style-name="Preformatted_20_Text"><text:s text:c="6"/>&lt;/roles&gt;</text:p>
      <text:p text:style-name="Preformatted_20_Text"><text:s text:c="4"/>&lt;/developer&gt;</text:p>
      <text:p text:style-name="Preformatted_20_Text"><text:s text:c="4"/>…</text:p>
      <text:p text:style-name="P1"><text:s text:c="2"/>&lt;/developers&gt;</text:p>
      <text:h text:style-name="Heading_20_4" text:outline-level="4" text:is-list-header="true"><text:bookmark text:name="HSettingCompilerVersion"/>Setting Compiler Version</text:h>
      <text:p text:style-name="Preformatted_20_Text">&lt;project&gt;</text:p>
      <text:p text:style-name="Preformatted_20_Text"><text:s/>…</text:p>
      <text:p text:style-name="Preformatted_20_Text"><text:s/>&lt;build&gt;</text:p>
      <text:p text:style-name="Preformatted_20_Text"><text:s text:c="2"/>&lt;plugins&gt;</text:p>
      <text:p text:style-name="Preformatted_20_Text"><text:s text:c="3"/>&lt;plugin&gt;</text:p>
      <text:p text:style-name="Preformatted_20_Text"><text:s text:c="4"/>&lt;artifactId&gt;maven-compiler-plugin&lt;/artifactId&gt;</text:p>
      <text:p text:style-name="Preformatted_20_Text"><text:s text:c="4"/>&lt;configuration&gt;</text:p>
      <text:p text:style-name="Preformatted_20_Text"><text:s text:c="6"/>&lt;source&gt;1.5&lt;/source&gt;</text:p>
      <text:p text:style-name="Preformatted_20_Text"><text:s text:c="6"/>&lt;target&gt;1.5&lt;/target&gt;</text:p>
      <text:p text:style-name="Preformatted_20_Text"><text:s text:c="4"/>&lt;/configuration&gt;</text:p>
      <text:p text:style-name="Preformatted_20_Text"><text:s text:c="3"/>&lt;/plugin&gt;</text:p>
      <text:p text:style-name="Preformatted_20_Text"><text:s text:c="3"/>…</text:p>
      <text:p text:style-name="Preformatted_20_Text"><text:s text:c="2"/>&lt;/plugins&gt;</text:p>
      <text:p text:style-name="P1"><text:s/>&lt;/build&gt;</text:p>
      <text:h text:style-name="Heading_20_3" text:outline-level="3" text:is-list-header="true"><text:bookmark text:name="HAssembliesandProfiles"/>Assemblies and Profiles</text:h>
      <text:p text:style-name="Text_20_body"><text:s/></text:p>
      <text:h text:style-name="Heading_20_4" text:outline-level="4" text:is-list-header="true"><text:bookmark text:name="HCreatingAssemblies"/>Creating Assemblies</text:h>
      <text:p text:style-name="Text_20_body">To package the artifact use the following lines in the .pom-file: </text:p>
      <text:p text:style-name="Preformatted_20_Text">&lt;plugin&gt;</text:p>
      <text:p text:style-name="Preformatted_20_Text"><text:s text:c="3"/>&lt;artifactId&gt;maven-assembly-plugin&lt;/artifactId&gt;</text:p>
      <text:p text:style-name="Preformatted_20_Text"><text:s text:c="3"/>&lt;configuration&gt;</text:p>
      <text:p text:style-name="Preformatted_20_Text"><text:s text:c="5"/>&lt;descriptors&gt;</text:p>
      <text:p text:style-name="Preformatted_20_Text">&lt;descriptor&gt;src/main/assembly/foo-dep.xml&lt;/descriptor&gt;</text:p>
      <text:p text:style-name="Preformatted_20_Text">&lt;descriptor&gt;src/main/assembly/foo.xml&lt;/descriptor&gt;</text:p>
      <text:p text:style-name="Preformatted_20_Text"><text:s text:c="5"/>&lt;/descriptors&gt;</text:p>
      <text:p text:style-name="Preformatted_20_Text"><text:s text:c="3"/>&lt;/configuration&gt;</text:p>
      <text:p text:style-name="P1"><text:s/>&lt;/plugin&gt;</text:p>
      <text:p text:style-name="Text_20_body">src/main/assembly is the maven standard directory for assemblies.</text:p>
      <text:p text:style-name="Text_20_body">The first assembly descriptor packages all dependencies into one jar: </text:p>
      <text:p text:style-name="Preformatted_20_Text">&lt;assembly&gt;</text:p>
      <text:p text:style-name="Preformatted_20_Text"><text:s text:c="2"/>&lt;id&gt;dep&lt;/id&gt;</text:p>
      <text:p text:style-name="Preformatted_20_Text"><text:s text:c="2"/>&lt;formats&gt;</text:p>
      <text:p text:style-name="Preformatted_20_Text"><text:s text:c="4"/>&lt;format&gt;jar&lt;/format&gt;</text:p>
      <text:p text:style-name="Preformatted_20_Text"><text:s text:c="2"/>&lt;/formats&gt;</text:p>
      <text:p text:style-name="Preformatted_20_Text"><text:s text:c="2"/>&lt;includeBaseDirectory&gt;false&lt;/includeBaseDirectory&gt;</text:p>
      <text:p text:style-name="Preformatted_20_Text"><text:s text:c="2"/>&lt;dependencySets&gt;</text:p>
      <text:p text:style-name="Preformatted_20_Text"><text:s text:c="4"/>&lt;dependencySet&gt;</text:p>
      <text:p text:style-name="Preformatted_20_Text"><text:s text:c="6"/>&lt;outputDirectory&gt;&lt;/outputDirectory&gt;</text:p>
      <text:p text:style-name="Preformatted_20_Text"><text:s text:c="6"/>&lt;unpack&gt;true&lt;/unpack&gt;</text:p>
      <text:p text:style-name="Preformatted_20_Text"><text:s text:c="6"/>&lt;scope&gt;runtime&lt;/scope&gt;</text:p>
      <text:p text:style-name="Preformatted_20_Text"><text:s text:c="6"/>&lt;excludes&gt;</text:p>
      <text:p text:style-name="Preformatted_20_Text"><text:s text:c="8"/>&lt;exclude&gt;junit:junit&lt;/exclude&gt;</text:p>
      <text:p text:style-name="Preformatted_20_Text"><text:s text:c="6"/>&lt;/excludes&gt;</text:p>
      <text:p text:style-name="Preformatted_20_Text"><text:s text:c="4"/>&lt;/dependencySet&gt;</text:p>
      <text:p text:style-name="Preformatted_20_Text"><text:s text:c="2"/>&lt;/dependencySets&gt;</text:p>
      <text:p text:style-name="P1">&lt;/assembly&gt;</text:p>
      <text:p text:style-name="Text_20_body">The second descriptor packages the program: </text:p>
      <text:p text:style-name="Preformatted_20_Text">&lt;assembly&gt;</text:p>
      <text:p text:style-name="Preformatted_20_Text"><text:s text:c="2"/>&lt;id&gt;bin&lt;/id&gt;</text:p>
      <text:p text:style-name="Preformatted_20_Text"><text:s text:c="2"/>&lt;formats&gt;</text:p>
      <text:p text:style-name="Preformatted_20_Text"><text:s text:c="4"/>&lt;format&gt;zip&lt;/format&gt;</text:p>
      <text:p text:style-name="Preformatted_20_Text"><text:s text:c="2"/>&lt;/formats&gt;</text:p>
      <text:p text:style-name="Preformatted_20_Text"><text:s text:c="2"/>&lt;fileSets&gt;</text:p>
      <text:p text:style-name="Preformatted_20_Text"><text:s text:c="4"/>&lt;fileSet&gt;</text:p>
      <text:p text:style-name="Preformatted_20_Text"><text:s text:c="6"/>&lt;directory&gt;src/main/assembly/files&lt;/directory&gt;</text:p>
      <text:p text:style-name="Preformatted_20_Text"><text:s text:c="6"/>&lt;outputDirectory&gt;&lt;/outputDirectory&gt;</text:p>
      <text:p text:style-name="Preformatted_20_Text"><text:s text:c="6"/>&lt;includes&gt;</text:p>
      <text:p text:style-name="Preformatted_20_Text"><text:s text:c="8"/>&lt;include&gt;**/*.bat&lt;/include&gt;</text:p>
      <text:p text:style-name="Preformatted_20_Text"><text:s text:c="8"/>&lt;include&gt;**/native/**&lt;/include&gt;</text:p>
      <text:p text:style-name="Preformatted_20_Text"><text:s text:c="8"/>&lt;include&gt;**/*.properties&lt;/include&gt;</text:p>
      <text:p text:style-name="Preformatted_20_Text"><text:s text:c="6"/>&lt;/includes&gt;</text:p>
      <text:p text:style-name="Preformatted_20_Text"><text:s text:c="4"/>&lt;/fileSet&gt;</text:p>
      <text:p text:style-name="Preformatted_20_Text"><text:s text:c="4"/>&lt;fileSet&gt;</text:p>
      <text:p text:style-name="Preformatted_20_Text"><text:s text:c="6"/>&lt;directory&gt;target&lt;/directory&gt;</text:p>
      <text:p text:style-name="Preformatted_20_Text"><text:s text:c="6"/>&lt;outputDirectory&gt;&lt;/outputDirectory&gt;</text:p>
      <text:p text:style-name="Preformatted_20_Text"><text:s text:c="6"/>&lt;includes&gt;</text:p>
      <text:p text:style-name="Preformatted_20_Text"><text:s text:c="8"/>&lt;include&gt;*.jar&lt;/include&gt;</text:p>
      <text:p text:style-name="Preformatted_20_Text"><text:s text:c="6"/>&lt;/includes&gt;</text:p>
      <text:p text:style-name="Preformatted_20_Text"><text:s text:c="4"/>&lt;/fileSet&gt;</text:p>
      <text:p text:style-name="Preformatted_20_Text"><text:s text:c="2"/>&lt;/fileSets&gt;</text:p>
      <text:p text:style-name="P1">&lt;/assembly&gt;</text:p>
      <text:p text:style-name="Text_20_body">Supplementary files in this example are in</text:p>
      <text:p text:style-name="Text_20_body">src/main/assembly/files.</text:p>
      <text:p text:style-name="Text_20_body">This includes the program starter (.bat), native libraries (/native) and Properties files.</text:p>
      <text:p text:style-name="Text_20_body">Packaging is invoked by: </text:p>
      <text:p text:style-name="P1">mvn assembly:assembly</text:p>
      <text:h text:style-name="Heading_20_4" text:outline-level="4" text:is-list-header="true"><text:bookmark text:name="HUsingProfiles"/>Using Profiles</text:h>
      <text:p text:style-name="Text_20_body">Profiles enable different versions of a project to be build, or adapting to different environments by an option on the command line. Profiles can modify almost all dependencies, plugins and settings in the <text:span text:style-name="T1">pom.xml</text:span>. In <text:span text:style-name="T1">cockpit-model</text:span> they are used to generate a restricted demo-version and a release-version like that:</text:p>
      <text:p text:style-name="Preformatted_20_Text">&lt;profiles&gt;</text:p>
      <text:p text:style-name="Preformatted_20_Text"><text:s text:c="4"/>&lt;profile&gt;</text:p>
      <text:p text:style-name="Preformatted_20_Text"><text:s text:c="6"/>&lt;id&gt;release-profile&lt;/id&gt;</text:p>
      <text:p text:style-name="Preformatted_20_Text"><text:s text:c="6"/>&lt;dependencies&gt;</text:p>
      <text:p text:style-name="Preformatted_20_Text"><text:s text:c="8"/>&lt;dependency&gt;</text:p>
      <text:p text:style-name="Preformatted_20_Text"><text:s text:c="10"/>&lt;groupId&gt;swt&lt;/groupId&gt;</text:p>
      <text:p text:style-name="Preformatted_20_Text"><text:s text:c="10"/>&lt;artifactId&gt;swt-win32&lt;/artifactId&gt;</text:p>
      <text:p text:style-name="Preformatted_20_Text"><text:s text:c="10"/>&lt;version&gt;3.2.1&lt;/version&gt;</text:p>
      <text:p text:style-name="Preformatted_20_Text"><text:s text:c="8"/>&lt;/dependency&gt;</text:p>
      <text:p text:style-name="Preformatted_20_Text"><text:s text:c="6"/>&lt;/dependencies&gt;</text:p>
      <text:p text:style-name="Preformatted_20_Text"><text:s text:c="6"/>&lt;build&gt;</text:p>
      <text:p text:style-name="Preformatted_20_Text"><text:s text:c="8"/>&lt;filters&gt;</text:p>
      <text:p text:style-name="Preformatted_20_Text"><text:s text:c="10"/>&lt;filter&gt;src/main/filters/releaseVersion.properties&lt;/filter&gt;</text:p>
      <text:p text:style-name="Preformatted_20_Text"><text:s text:c="8"/>&lt;/filters&gt;</text:p>
      <text:p text:style-name="Preformatted_20_Text"><text:s text:c="6"/>&lt;/build&gt;</text:p>
      <text:p text:style-name="Preformatted_20_Text"><text:s text:c="4"/>&lt;/profile&gt;</text:p>
      <text:p text:style-name="Preformatted_20_Text"><text:s text:c="4"/>&lt;profile&gt;</text:p>
      <text:p text:style-name="Preformatted_20_Text"><text:s text:c="6"/>&lt;id&gt;demo&lt;/id&gt;</text:p>
      <text:p text:style-name="Preformatted_20_Text"><text:s text:c="6"/>&lt;dependencies&gt;</text:p>
      <text:p text:style-name="Preformatted_20_Text"><text:s text:c="8"/>&lt;dependency&gt;</text:p>
      <text:p text:style-name="Preformatted_20_Text"><text:s text:c="10"/>&lt;groupId&gt;swt&lt;/groupId&gt;</text:p>
      <text:p text:style-name="Preformatted_20_Text"><text:s text:c="10"/>&lt;artifactId&gt;swt-win32&lt;/artifactId&gt;</text:p>
      <text:p text:style-name="Preformatted_20_Text"><text:s text:c="10"/>&lt;version&gt;3.2.1&lt;/version&gt;</text:p>
      <text:p text:style-name="Preformatted_20_Text"><text:s text:c="8"/>&lt;/dependency&gt;</text:p>
      <text:p text:style-name="Preformatted_20_Text"><text:s text:c="6"/>&lt;/dependencies&gt;</text:p>
      <text:p text:style-name="Preformatted_20_Text"><text:s text:c="6"/>&lt;build&gt;</text:p>
      <text:p text:style-name="Preformatted_20_Text"><text:s text:c="8"/>&lt;filters&gt;</text:p>
      <text:p text:style-name="Preformatted_20_Text"><text:s text:c="10"/>&lt;filter&gt;src/main/filters/demoVersion.properties&lt;/filter&gt;</text:p>
      <text:p text:style-name="Preformatted_20_Text"><text:s text:c="8"/>&lt;/filters&gt;</text:p>
      <text:p text:style-name="Preformatted_20_Text"><text:s text:c="6"/>&lt;/build&gt;</text:p>
      <text:p text:style-name="Preformatted_20_Text"><text:s text:c="4"/>&lt;/profile&gt;</text:p>
      <text:p text:style-name="Preformatted_20_Text"><text:s text:c="4"/>…</text:p>
      <text:p text:style-name="P1"><text:s text:c="2"/>&lt;/profiles&gt;</text:p>
      <text:p text:style-name="Text_20_body">Here the <text:span text:style-name="T1">release-profile</text:span> uses the windows library of SWT (since our customers' platform is windows (like it or not...), and substitutes the resources files' placeholders with the variables in <text:span text:style-name="T1">releaseVersion.properties</text:span>. The <text:span text:style-name="T1">demo</text:span>-profile is almost the same except it uses <text:span text:style-name="T1">demoVersion.properties</text:span> for filtering.</text:p>
      <text:p text:style-name="Text_20_body"><text:span text:style-name="Strong_20_Emphasis">Usage:</text:span> </text:p>
      <text:p text:style-name="P1">mvn -Prelease-profile clean assembly:assembly</text:p>
      <text:p text:style-name="Text_20_body">or</text:p>
      <text:p text:style-name="P1">mvn -Pdemo clean assembly:assembly</text:p>
      <text:h text:style-name="Heading_20_4" text:outline-level="4" text:is-list-header="true"><text:bookmark text:name="HUsingProfilesbyOS"/>Using Profiles by OS</text:h>
      <text:p text:style-name="Text_20_body">In this example we want to use the Linux SWT Libraries on Linux and the Windows libs on Windows:</text:p>
      <text:p text:style-name="Preformatted_20_Text">&lt;profiles&gt;</text:p>
      <text:p text:style-name="Preformatted_20_Text"><text:s text:c="2"/>&lt;profile&gt;</text:p>
      <text:p text:style-name="Preformatted_20_Text"><text:s text:c="3"/>&lt;id&gt;windows&lt;/id&gt;</text:p>
      <text:p text:style-name="Preformatted_20_Text"><text:s text:c="3"/>&lt;activation&gt;</text:p>
      <text:p text:style-name="Preformatted_20_Text"><text:s text:c="4"/>&lt;os&gt;</text:p>
      <text:p text:style-name="Preformatted_20_Text"><text:s text:c="5"/>&lt;family&gt;windows&lt;/family&gt;</text:p>
      <text:p text:style-name="Preformatted_20_Text"><text:s text:c="4"/>&lt;/os&gt;</text:p>
      <text:p text:style-name="Preformatted_20_Text"><text:s text:c="3"/>&lt;/activation&gt;</text:p>
      <text:p text:style-name="Preformatted_20_Text"><text:s text:c="3"/>&lt;dependencies&gt;</text:p>
      <text:p text:style-name="Preformatted_20_Text"><text:s text:c="4"/>&lt;dependency&gt;</text:p>
      <text:p text:style-name="Preformatted_20_Text"><text:s text:c="5"/>&lt;groupId&gt;swt&lt;/groupId&gt;</text:p>
      <text:p text:style-name="Preformatted_20_Text"><text:s text:c="5"/>&lt;artifactId&gt;swt-win32&lt;/artifactId&gt;</text:p>
      <text:p text:style-name="Preformatted_20_Text"><text:s text:c="5"/>&lt;version&gt;3.1.1&lt;/version&gt;</text:p>
      <text:p text:style-name="Preformatted_20_Text"><text:s text:c="4"/>&lt;/dependency&gt; <text:s text:c="3"/></text:p>
      <text:p text:style-name="Preformatted_20_Text"><text:s text:c="3"/>&lt;/dependencies&gt;</text:p>
      <text:p text:style-name="Preformatted_20_Text"><text:s text:c="2"/>&lt;/profile&gt;</text:p>
      <text:p text:style-name="Preformatted_20_Text"><text:s text:c="2"/>&lt;profile&gt;</text:p>
      <text:p text:style-name="Preformatted_20_Text"><text:s text:c="3"/>&lt;id&gt;unix&lt;/id&gt;</text:p>
      <text:p text:style-name="Preformatted_20_Text"><text:s text:c="3"/>&lt;activation&gt;</text:p>
      <text:p text:style-name="Preformatted_20_Text"><text:s text:c="4"/>&lt;os&gt;</text:p>
      <text:p text:style-name="Preformatted_20_Text"><text:s text:c="5"/>&lt;family&gt;unix&lt;/family&gt;</text:p>
      <text:p text:style-name="Preformatted_20_Text"><text:s text:c="4"/>&lt;/os&gt;</text:p>
      <text:p text:style-name="Preformatted_20_Text"><text:s text:c="3"/>&lt;/activation&gt;</text:p>
      <text:p text:style-name="Preformatted_20_Text"><text:s text:c="3"/>&lt;dependencies&gt;</text:p>
      <text:p text:style-name="Preformatted_20_Text"><text:s text:c="4"/>&lt;dependency&gt;</text:p>
      <text:p text:style-name="Preformatted_20_Text"><text:s text:c="5"/>&lt;groupId&gt;swt&lt;/groupId&gt;</text:p>
      <text:p text:style-name="Preformatted_20_Text"><text:s text:c="5"/>&lt;artifactId&gt;swt-linux-gtk&lt;/artifactId&gt;</text:p>
      <text:p text:style-name="Preformatted_20_Text"><text:s text:c="5"/>&lt;version&gt;3.1.1&lt;/version&gt;</text:p>
      <text:p text:style-name="Preformatted_20_Text"><text:s text:c="4"/>&lt;/dependency&gt; <text:s text:c="3"/></text:p>
      <text:p text:style-name="Preformatted_20_Text"><text:s text:c="3"/>&lt;/dependencies&gt;</text:p>
      <text:p text:style-name="Preformatted_20_Text"><text:s text:c="2"/>&lt;/profile&gt;</text:p>
      <text:p text:style-name="P1"><text:s/>&lt;/profiles&gt;</text:p>
      <text:h text:style-name="Heading_20_3" text:outline-level="3" text:is-list-header="true"><text:bookmark text:name="HVersioning2CRepositoriesandReleases"/>Versioning, Repositories and Releases</text:h>
      <text:p text:style-name="Text_20_body"><text:s/></text:p>
      <text:h text:style-name="Heading_20_4" text:outline-level="4" text:is-list-header="true"><text:bookmark text:name="HSettingSourceCodeControlSystem"/>Setting Source Code Control System</text:h>
      <text:p text:style-name="Preformatted_20_Text">&lt;project&gt;</text:p>
      <text:p text:style-name="Preformatted_20_Text"><text:s/>…</text:p>
      <text:p text:style-name="Preformatted_20_Text"><text:s/>&lt;scm&gt;</text:p>
      <text:p text:style-name="Preformatted_20_Text"><text:s text:c="3"/>&lt;developerConnection&gt;</text:p>
      <text:p text:style-name="Preformatted_20_Text">scm:svn:<text:a xlink:type="simple" xlink:href="https://svnhost.net/svnroot/trunk/new&amp;#45;app">https://svnhost.net/svnroot/trunk/new-app</text:a></text:p>
      <text:p text:style-name="Preformatted_20_Text"><text:s text:c="3"/>&lt;/developerConnection&gt;</text:p>
      <text:p text:style-name="Preformatted_20_Text"><text:s/>&lt;/scm&gt;</text:p>
      <text:p text:style-name="Preformatted_20_Text"><text:s/>&lt;build&gt;</text:p>
      <text:p text:style-name="Preformatted_20_Text"><text:s text:c="2"/>&lt;plugins&gt;</text:p>
      <text:p text:style-name="Preformatted_20_Text"><text:s text:c="3"/>&lt;plugin&gt;</text:p>
      <text:p text:style-name="Preformatted_20_Text"><text:s text:c="4"/>&lt;artifactId&gt;maven-release-plugin&lt;/artifactId&gt;</text:p>
      <text:p text:style-name="Preformatted_20_Text"><text:s text:c="4"/>&lt;configuration&gt;</text:p>
      <text:p text:style-name="Preformatted_20_Text"><text:s text:c="5"/>&lt;tagBase&gt;</text:p>
      <text:p text:style-name="Preformatted_20_Text"><text:s text:c="7"/><text:a xlink:type="simple" xlink:href="https://svnhost.net/svnroot/tags">https://svnhost.net/svnroot/tags</text:a></text:p>
      <text:p text:style-name="Preformatted_20_Text"><text:s text:c="5"/>&lt;/tagBase&gt;</text:p>
      <text:p text:style-name="Preformatted_20_Text"><text:s text:c="4"/>&lt;/configuration&gt;</text:p>
      <text:p text:style-name="Preformatted_20_Text"><text:s text:c="3"/>&lt;/plugin&gt;</text:p>
      <text:p text:style-name="Preformatted_20_Text"><text:s text:c="3"/>…</text:p>
      <text:p text:style-name="Preformatted_20_Text"><text:s text:c="2"/>&lt;/plugins&gt;</text:p>
      <text:p text:style-name="P1"><text:s/>&lt;/build&gt;</text:p>
      <text:h text:style-name="Heading_20_4" text:outline-level="4" text:is-list-header="true"><text:bookmark text:name="HVersioning"/>Versioning</text:h>
      <text:p text:style-name="Text_20_body">Keep the Verision of your POM artifact in the form <text:span text:style-name="T1">version</text:span>-SNAPSHOT until you release.</text:p>
      <text:p text:style-name="Text_20_body">Mavens release plugin then removes the -SNAPSHOT suffix. </text:p>
      <text:h text:style-name="Heading_20_4" text:outline-level="4" text:is-list-header="true"><text:bookmark text:name="HUsinginternalRepositories"/>Using internal Repositories</text:h>
      <text:p text:style-name="Text_20_body">This assumes that a machine <text:span text:style-name="T1">myhost</text:span> exists with a configured and running Web-Server and SSH-Server</text:p>
      <text:p text:style-name="Preformatted_20_Text">&lt;repositories&gt;</text:p>
      <text:p text:style-name="Preformatted_20_Text"><text:s/>&lt;repository&gt;</text:p>
      <text:p text:style-name="Preformatted_20_Text"><text:s text:c="2"/>&lt;id&gt;focus-repository&lt;/id&gt;</text:p>
      <text:p text:style-name="Preformatted_20_Text"><text:s text:c="2"/>&lt;name&gt;Focus BCS Repository&lt;/name&gt;</text:p>
      <text:p text:style-name="Preformatted_20_Text"><text:s text:c="2"/>&lt;url&gt;<text:a xlink:type="simple" xlink:href="http://myhost/mvn/repository">http://myhost/mvn/repository</text:a>&lt;/url&gt;</text:p>
      <text:p text:style-name="Preformatted_20_Text"><text:s/>&lt;/repository&gt;</text:p>
      <text:p text:style-name="Preformatted_20_Text">&lt;/repositories&gt; <text:s/></text:p>
      <text:p text:style-name="Preformatted_20_Text">&lt;distributionManagement&gt;</text:p>
      <text:p text:style-name="Preformatted_20_Text"><text:s/>&lt;repository&gt;</text:p>
      <text:p text:style-name="Preformatted_20_Text"><text:s text:c="2"/>&lt;id&gt;focus-repository&lt;/id&gt;</text:p>
      <text:p text:style-name="Preformatted_20_Text"><text:s text:c="2"/>&lt;name&gt;Focus BCS Repository&lt;/name&gt;</text:p>
      <text:p text:style-name="Preformatted_20_Text"><text:s text:c="2"/>&lt;url&gt;scp://myhost/var/www/mvn/repository/&lt;/url&gt;</text:p>
      <text:p text:style-name="Preformatted_20_Text"><text:s/>&lt;/repository&gt;</text:p>
      <text:p text:style-name="P1">&lt;/distributionManagement&gt;</text:p>
      <text:h text:style-name="Heading_20_4" text:outline-level="4" text:is-list-header="true"><text:bookmark text:name="HInstallingArtifactinRemoteRepository"/>Installing Artifact in Remote Repository</text:h>
      <text:p text:style-name="P1">mvn clean deploy</text:p>
      <text:p text:style-name="Text_20_body">compiles, runs unit tests, packages and installs the artifact in the remote repository. </text:p>
      <text:h text:style-name="Heading_20_4" text:outline-level="4" text:is-list-header="true"><text:bookmark text:name="HInstall3rdPartyjartoRemoteRepository"/>Install 3rdParty jar to Remote Repository</text:h>
      <text:p text:style-name="Preformatted_20_Text">mvn deploy:deploy-file -DgroupId=commons-collections </text:p>
      <text:p text:style-name="Preformatted_20_Text"/>
      <text:p text:style-name="Preformatted_20_Text"><text:s text:c="2"/>-DartifactId=collections-generic -Dversion=4.0 </text:p>
      <text:p text:style-name="Preformatted_20_Text"/>
      <text:p text:style-name="Preformatted_20_Text"><text:s text:c="2"/>-Dpackaging=jar -Dfile=collections-generic-4.0.jar </text:p>
      <text:p text:style-name="Preformatted_20_Text"/>
      <text:p text:style-name="Preformatted_20_Text"><text:s text:c="2"/>-DrepositoryId=focus-repository </text:p>
      <text:p text:style-name="Preformatted_20_Text"/>
      <text:p text:style-name="P1"><text:s text:c="2"/>-Durl=scp://host/home/mvn/public_html/repository</text:p>
      <text:h text:style-name="Heading_20_4" text:outline-level="4" text:is-list-header="true"><text:bookmark text:name="HPreparingReleases"/>Preparing Releases</text:h>
      <text:p text:style-name="Text_20_body">Make sure, the SCM settings in the POM are correct and all changes are committed to the SCM. Then execute</text:p>
      <text:p text:style-name="P1">mvn -Dusername=<text:span text:style-name="T1">USER</text:span> -Dpassword=<text:span text:style-name="T1">PASS</text:span> release:prepare</text:p>
      <text:p text:style-name="Text_20_body">Before issuing the above command use it with <text:span text:style-name="T1">-DdryRun=true</text:span> first</text:p>
      <text:p text:style-name="Text_20_body">tags in configured build profiles in the pom.xml </text:p>
      <text:h text:style-name="Heading_20_4" text:outline-level="4" text:is-list-header="true"><text:bookmark text:name="HPerformingReleases"/>Performing Releases</text:h>
      <text:p text:style-name="P1">mvn -P <text:span text:style-name="T1">profile</text:span> -Drelease:perform</text:p>
      <text:p text:style-name="Text_20_body">Checks out the released version from tag in repository, builds, tests, packages and installs package, javadoc and sources in repository. As preparing the release removes activation tags from build profiles, it is necessary to supply the profile or the release will fail. </text:p>
      <text:h text:style-name="Heading_20_3" text:outline-level="3" text:is-list-header="true"><text:bookmark text:name="HWebDevelopment"/>Web-Development</text:h>
      <text:p text:style-name="Text_20_body"><text:s/></text:p>
      <text:h text:style-name="Heading_20_4" text:outline-level="4" text:is-list-header="true"><text:bookmark text:name="HIntegrationTestwithtomcat"/>Integration-Test with tomcat</text:h>
      <text:p text:style-name="Preformatted_20_Text">&lt;project&gt;</text:p>
      <text:p text:style-name="Preformatted_20_Text"><text:s/>…</text:p>
      <text:p text:style-name="Preformatted_20_Text"><text:s/>&lt;build&gt;</text:p>
      <text:p text:style-name="Preformatted_20_Text"><text:s text:c="2"/>&lt;plugins&gt;</text:p>
      <text:p text:style-name="Preformatted_20_Text"><text:s text:c="4"/>…</text:p>
      <text:p text:style-name="Preformatted_20_Text"><text:s text:c="4"/>&lt;plugin&gt;</text:p>
      <text:p text:style-name="Preformatted_20_Text"><text:s text:c="6"/>&lt;groupId&gt;org.codehaus.cargo&lt;/groupId&gt;</text:p>
      <text:p text:style-name="Preformatted_20_Text"><text:s text:c="6"/>&lt;artifactId&gt;cargo-maven2-plugin&lt;/artifactId&gt;</text:p>
      <text:p text:style-name="Preformatted_20_Text"><text:s text:c="6"/>&lt;executions&gt;</text:p>
      <text:p text:style-name="Preformatted_20_Text"><text:s text:c="8"/>&lt;execution&gt;</text:p>
      <text:p text:style-name="Preformatted_20_Text"><text:s text:c="10"/>&lt;id&gt;tomcat-execution&lt;/id&gt;</text:p>
      <text:p text:style-name="Preformatted_20_Text"><text:s text:c="10"/>&lt;phase&gt;package&lt;/phase&gt;</text:p>
      <text:p text:style-name="Preformatted_20_Text"><text:s text:c="10"/>&lt;goals&gt;</text:p>
      <text:p text:style-name="Preformatted_20_Text"><text:s text:c="12"/>&lt;goal&gt;start&lt;/goal&gt;</text:p>
      <text:p text:style-name="Preformatted_20_Text"><text:s text:c="10"/>&lt;/goals&gt;</text:p>
      <text:p text:style-name="Preformatted_20_Text"><text:s text:c="10"/>&lt;configuration&gt;</text:p>
      <text:p text:style-name="Preformatted_20_Text"><text:s text:c="12"/>&lt;wait&gt;true&lt;/wait&gt;</text:p>
      <text:p text:style-name="Preformatted_20_Text"><text:s text:c="12"/>&lt;container&gt;</text:p>
      <text:p text:style-name="Preformatted_20_Text"><text:s text:c="13"/>&lt;containerId&gt;tomcat5x&lt;/containerId&gt;</text:p>
      <text:p text:style-name="Preformatted_20_Text"><text:s text:c="13"/>&lt;zipUrlInstaller&gt;</text:p>
      <text:p text:style-name="Preformatted_20_Text">&lt;url&gt;&lt;<text:a xlink:type="simple" xlink:href="http://www.apache.org/.../jakarta&amp;#45;tomcat.zip&amp;%2362;">http://www.apache.org/.../jakarta-tomcat.zip&gt;</text:a>&lt;/url&gt;</text:p>
      <text:p text:style-name="Preformatted_20_Text"><text:s text:c="14"/>&lt;installDir&gt;${installDir}&lt;/installDir&gt;</text:p>
      <text:p text:style-name="Preformatted_20_Text"><text:s text:c="13"/>&lt;/zipUrlInstaller&gt;</text:p>
      <text:p text:style-name="Preformatted_20_Text"><text:s text:c="12"/>&lt;/container&gt;</text:p>
      <text:p text:style-name="Preformatted_20_Text"><text:s text:c="12"/>&lt;configuration&gt;</text:p>
      <text:p text:style-name="Preformatted_20_Text">&lt;dir&gt;${project.build.directory}/tomcat5x/&lt;/dir&gt;</text:p>
      <text:p text:style-name="Preformatted_20_Text"><text:s text:c="12"/>&lt;/configuration&gt;</text:p>
      <text:p text:style-name="Preformatted_20_Text"><text:s text:c="10"/>&lt;/configuration&gt;</text:p>
      <text:p text:style-name="Preformatted_20_Text"><text:s text:c="8"/>&lt;/execution&gt;</text:p>
      <text:p text:style-name="Preformatted_20_Text"><text:s text:c="6"/>&lt;/executions&gt;</text:p>
      <text:p text:style-name="Preformatted_20_Text"><text:s text:c="4"/>&lt;/plugin&gt;</text:p>
      <text:p text:style-name="Preformatted_20_Text"><text:s text:c="2"/>&lt;/plugins&gt;</text:p>
      <text:p text:style-name="P1"><text:s/>&lt;/build&gt;</text:p>
      <text:p text:style-name="Text_20_body">Then execute in project directory:</text:p>
      <text:p text:style-name="P1">mvn -X integration-test</text:p>
      <text:p text:style-name="Text_20_body">The war-file will built, tested and packaged. Then tomcat will be downloaded, installed and started with the war-file of the project deployed to the server.</text:p>
      <text:p text:style-name="Text_20_body">If you want to use jetty4 (already embedded, fast startup) use:</text:p>
      <text:p text:style-name="P1">mvn cargo:start</text:p>
      <text:p text:style-name="Text_20_body">(Press Ctrl-C to stop) </text:p>
      <text:h text:style-name="Heading_20_4" text:outline-level="4" text:is-list-header="true"><text:bookmark text:name="HOnlinewebdevelopmentwithJettyplugin"/>Online web-development with Jetty plugin</text:h>
      <text:p text:style-name="Text_20_body">Add Maven-Plugin to pom.xml: </text:p>
      <text:p text:style-name="Preformatted_20_Text">&lt;plugins&gt;</text:p>
      <text:p text:style-name="Preformatted_20_Text"><text:s text:c="5"/>…</text:p>
      <text:p text:style-name="Preformatted_20_Text"><text:s text:c="6"/>&lt;plugin&gt;</text:p>
      <text:p text:style-name="Preformatted_20_Text"><text:s text:c="8"/>&lt;groupId&gt;org.mortbay.jetty&lt;/groupId&gt;</text:p>
      <text:p text:style-name="Preformatted_20_Text"><text:s text:c="8"/>&lt;artifactId&gt;maven-jetty6-plugin&lt;/artifactId&gt;</text:p>
      <text:p text:style-name="Preformatted_20_Text"><text:s text:c="8"/>&lt;configuration&gt;</text:p>
      <text:p text:style-name="Preformatted_20_Text"><text:s text:c="10"/>&lt;scanIntervalSeconds&gt;10&lt;/scanIntervalSeconds&gt;</text:p>
      <text:p text:style-name="Preformatted_20_Text"><text:s text:c="8"/>&lt;/configuration&gt;</text:p>
      <text:p text:style-name="Preformatted_20_Text"><text:s text:c="6"/>&lt;/plugin&gt;</text:p>
      <text:p text:style-name="Preformatted_20_Text"><text:s text:c="3"/>…</text:p>
      <text:p text:style-name="P1"><text:s text:c="3"/>&lt;/plugins&gt;</text:p>
      <text:p text:style-name="Text_20_body">Then run Jetty with </text:p>
      <text:p text:style-name="P1">mvn jetty6:run</text:p>
      <text:h text:style-name="Heading_20_4" text:outline-level="4" text:is-list-header="true"><text:bookmark text:name="HOnlinewebdevelopmentandautomaticdeploymentwithtomcatplugin"/>Online web-development and automatic deployment with tomcat plugin</text:h>
      <text:p text:style-name="Text_20_body">Add Maven-Plugin to pom.xml: </text:p>
      <text:p text:style-name="Preformatted_20_Text">&lt;plugins&gt;</text:p>
      <text:p text:style-name="Preformatted_20_Text"><text:s text:c="5"/>…</text:p>
      <text:p text:style-name="Preformatted_20_Text"><text:s text:c="6"/>&lt;plugin&gt;</text:p>
      <text:p text:style-name="Preformatted_20_Text"><text:s text:c="8"/>&lt;groupId&gt;org.codehaus.mojo&lt;/groupId&gt;</text:p>
      <text:p text:style-name="Preformatted_20_Text"><text:s text:c="8"/>&lt;artifactId&gt;tomcat-maven-plugin&lt;/artifactId&gt;</text:p>
      <text:p text:style-name="Preformatted_20_Text"><text:s text:c="8"/>&lt;configuration&gt;</text:p>
      <text:p text:style-name="Preformatted_20_Text"><text:s text:c="10"/>&lt;url&gt;<text:a xlink:type="simple" xlink:href="http://192.168.129.36:8080/manager/html">http://192.168.129.36:8080/manager/html</text:a>&lt;/url&gt;</text:p>
      <text:p text:style-name="Preformatted_20_Text"><text:s text:c="8"/>&lt;/configuration&gt;</text:p>
      <text:p text:style-name="Preformatted_20_Text"><text:s text:c="6"/>&lt;/plugin&gt;</text:p>
      <text:p text:style-name="Preformatted_20_Text"><text:s text:c="6"/>&lt;plugin&gt;</text:p>
      <text:p text:style-name="Preformatted_20_Text"><text:s text:c="8"/>&lt;groupId&gt;org.codehaus.cargo&lt;/groupId&gt;</text:p>
      <text:p text:style-name="Preformatted_20_Text"><text:s text:c="8"/>&lt;artifactId&gt;cargo-maven2-plugin&lt;/artifactId&gt;</text:p>
      <text:p text:style-name="Preformatted_20_Text"><text:s text:c="6"/>&lt;/plugin&gt; <text:s text:c="5"/></text:p>
      <text:p text:style-name="Preformatted_20_Text"><text:s text:c="5"/>…</text:p>
      <text:p text:style-name="Preformatted_20_Text"><text:s text:c="3"/>&lt;/plugins&gt;</text:p>
      <text:p text:style-name="Preformatted_20_Text">…</text:p>
      <text:p text:style-name="Preformatted_20_Text"><text:s text:c="2"/>&lt;repositories&gt;</text:p>
      <text:p text:style-name="Preformatted_20_Text"><text:s text:c="4"/>&lt;repository&gt;</text:p>
      <text:p text:style-name="Preformatted_20_Text"><text:s text:c="6"/>&lt;id&gt;codehaus&lt;/id&gt;</text:p>
      <text:p text:style-name="Preformatted_20_Text"><text:s text:c="6"/>&lt;name&gt;Codehaus maven repository&lt;/name&gt;</text:p>
      <text:p text:style-name="Preformatted_20_Text"><text:s text:c="6"/>&lt;url&gt;<text:a xlink:type="simple" xlink:href="http://dist.codehaus.org/">http://dist.codehaus.org/</text:a>&lt;/url&gt;</text:p>
      <text:p text:style-name="Preformatted_20_Text"><text:s text:c="6"/>&lt;layout&gt;legacy&lt;/layout&gt;</text:p>
      <text:p text:style-name="Preformatted_20_Text"><text:s text:c="4"/>&lt;/repository&gt;</text:p>
      <text:p text:style-name="Preformatted_20_Text"><text:s text:c="4"/>…</text:p>
      <text:p text:style-name="P1"><text:s text:c="2"/>&lt;/repositories&gt;</text:p>
      <text:p text:style-name="Text_20_body">Then run Tomcat with </text:p>
      <text:p text:style-name="P1">mvn tomcat:run</text:p>
      <text:p text:style-name="Text_20_body">Deploy the war automatically with </text:p>
      <text:p text:style-name="P1">mvn tomcat:deploy</text:p>
      <text:p text:style-name="Text_20_body">If already deployed, the webapp needs to be undeployed first: </text:p>
      <text:p text:style-name="P1">mvn tomcat:undeploy</text:p>
      <text:p text:style-name="Text_20_body">Note that automatic deployment/undeployment only works without further configuration in <text:span text:style-name="T1">$MAVEN2_HOME/conf/settings.xml</text:span> if the managers username is admin with empty passwor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Hans Baier</meta:initial-creator>
    <meta:creation-date>2007-04-13T07:17:24</meta:creation-date>
    <dc:creator>Hans Baier</dc:creator>
    <dc:date>2007-04-13T07:26:59</dc:date>
    <dc:language>de-DE</dc:language>
    <meta:editing-cycles>3</meta:editing-cycles>
    <meta:editing-duration>PT9M37S</meta:editing-duration>
    <meta:user-defined meta:name="Info 1"/>
    <meta:user-defined meta:name="Info 2"/>
    <meta:user-defined meta:name="Info 3"/>
    <meta:user-defined meta:name="Info 4"/>
    <meta:document-statistic meta:table-count="1" meta:image-count="0" meta:object-count="0" meta:page-count="10" meta:paragraph-count="442" meta:word-count="1448" meta:character-count="12452"/>
  </office:meta>
</office:document-meta>
</file>